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fo:font-weight="bold" style:font-name-asian="Tahoma" style:font-weight-asian="bold" style:font-name-complex="Lohit Devanagari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 style:data-style-name="N122">
      <style:table-cell-properties fo:background-color="#ffff00"/>
    </style:style>
    <style:style style:name="ce7" style:family="table-cell" style:parent-style-name="Default" style:data-style-name="N2">
      <style:table-cell-properties fo:background-color="#ffff00"/>
      <style:text-properties style:font-name="Liberation Sans" style:font-name-asian="Tahoma" style:font-name-complex="Lohit Devanagari"/>
    </style:style>
    <style:style style:name="ce8" style:family="table-cell" style:parent-style-name="Default" style:data-style-name="N37"/>
    <style:style style:name="ce9" style:family="table-cell" style:parent-style-name="Default">
      <style:text-properties style:font-name="Liberation Sans" style:font-name-asian="Tahoma" style:font-name-complex="Lohit Devanagari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etodo Penman-Monteith (formulas de acordo com guia da Embrapa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Z = Altitude (m)</text:p>
          </table:table-cell>
          <table:table-cell office:value-type="string" calcext:value-type="string">
            <text:p>Patm (kPa)</text:p>
          </table:table-cell>
          <table:table-cell office:value-type="string" calcext:value-type="string">
            <text:p>Y (kPa ⁰C⁻¹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⁰25’S</text:p>
          </table:table-cell>
          <table:table-cell office:value-type="float" office:value="335" calcext:value-type="float">
            <text:p>335</text:p>
          </table:table-cell>
          <table:table-cell table:style-name="ce4" table:formula="of:=101.3*((293-0.0065*[.B4])/293)^5.26" office:value-type="float" office:value="97.4022659734255" calcext:value-type="float">
            <text:p>97.4022659734</text:p>
          </table:table-cell>
          <table:table-cell table:style-name="ce4" table:formula="of:=0.665*10^-3 * [.C4]" office:value-type="float" office:value="0.064772506872328" calcext:value-type="float">
            <text:p>0.0647725069</text:p>
          </table:table-cell>
          <table:table-cell office:value-type="string" calcext:value-type="string">
            <text:p>exemplo embra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⁰29’S</text:p>
          </table:table-cell>
          <table:table-cell office:value-type="float" office:value="109" calcext:value-type="float">
            <text:p>109</text:p>
          </table:table-cell>
          <table:table-cell table:style-name="ce4" table:formula="of:=101.3*((293-0.0065*[.B5])/293)^5.26" office:value-type="float" office:value="100.018169216482" calcext:value-type="float">
            <text:p>100.0181692165</text:p>
          </table:table-cell>
          <table:table-cell table:style-name="ce4" table:formula="of:=0.665*10^-3 * [.C5]" office:value-type="float" office:value="0.0665120825289603" calcext:value-type="float">
            <text:p>0.0665120825</text:p>
          </table:table-cell>
          <table:table-cell office:value-type="string" calcext:value-type="string">
            <text:p>itapipoca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 (oC)</text:p>
          </table:table-cell>
          <table:table-cell office:value-type="string" calcext:value-type="string">
            <text:p>UR (%)</text:p>
          </table:table-cell>
          <table:table-cell office:value-type="string" calcext:value-type="string">
            <text:p>Vv (m/s)</text:p>
          </table:table-cell>
          <table:table-cell office:value-type="string" calcext:value-type="string">
            <text:p>G (MJ m-²)</text:p>
          </table:table-cell>
          <table:table-cell office:value-type="string" calcext:value-type="string">
            <text:p>Rn (MJ m-²)</text:p>
          </table:table-cell>
          <table:table-cell office:value-type="string" calcext:value-type="string">
            <text:p>es (kPa)</text:p>
          </table:table-cell>
          <table:table-cell office:value-type="string" calcext:value-type="string">
            <text:p>ea (kPa)</text:p>
          </table:table-cell>
          <table:table-cell office:value-type="string" calcext:value-type="string">
            <text:p>Delta (kPa oC⁻¹)</text:p>
          </table:table-cell>
          <table:table-cell office:value-type="string" calcext:value-type="string">
            <text:p>EtoPMF (mm)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Rns (MJ m⁻²/dia)</text:p>
          </table:table-cell>
          <table:table-cell office:value-type="string" calcext:value-type="string">
            <text:p>Rnl (MJ M⁻²)/dia</text:p>
          </table:table-cell>
        </table:table-row>
        <table:table-row table:style-name="ro1">
          <table:table-cell table:style-name="ce2" office:value-type="float" office:value="25.6" calcext:value-type="float">
            <text:p>25.60</text:p>
          </table:table-cell>
          <table:table-cell table:style-name="ce2" office:value-type="float" office:value="81.6" calcext:value-type="float">
            <text:p>81.60</text:p>
          </table:table-cell>
          <table:table-cell table:style-name="ce2" office:value-type="float" office:value="1.6" calcext:value-type="float">
            <text:p>1.6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12.3" calcext:value-type="float">
            <text:p>12.30</text:p>
          </table:table-cell>
          <table:table-cell table:style-name="ce6" table:formula="of:=0.6108*EXP((17.27*[.A8])/([.A8]+237.3))" office:value-type="float" office:value="3.28277116977693" calcext:value-type="float">
            <text:p>3.283</text:p>
          </table:table-cell>
          <table:table-cell table:style-name="ce6" table:formula="of:=([.F8]*[.B8])/100" office:value-type="float" office:value="2.67874127453797" calcext:value-type="float">
            <text:p>2.679</text:p>
          </table:table-cell>
          <table:table-cell table:style-name="ce6" table:formula="of:=(4098*[.F8])/([.A8]+237.2)^2" office:value-type="float" office:value="0.194787840550798" calcext:value-type="float">
            <text:p>0.195</text:p>
          </table:table-cell>
          <table:table-cell table:style-name="ce7" table:formula="of:=(0.408*[.H8]*([.E8]-[.D8])+([.D4]*900*[.C8]*([.F8]-[.G8]))/([.A8]+273))/([.H8]+[.D4]*(1+0.34*[.C8]))" office:value-type="float" office:value="3.79420086343897" calcext:value-type="float">
            <text:p>3.79</text:p>
          </table:table-cell>
          <table:table-cell office:value-type="string" calcext:value-type="string">
            <text:p>exemplo embrapa</text:p>
          </table:table-cell>
          <table:table-cell office:value-type="float" office:value="1.09" calcext:value-type="float">
            <text:p>1.09</text:p>
          </table:table-cell>
          <table:table-cell table:style-name="ce4" table:formula="of:=(1-0.23)*[.K8]" office:value-type="float" office:value="0.8393" calcext:value-type="float">
            <text:p>0.8393</text:p>
          </table:table-cell>
          <table:table-cell table:style-name="ce4"/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51.04" calcext:value-type="float">
            <text:p>51.04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>
            <office:annotation draw:style-name="gr1" draw:text-style-name="P2" svg:width="82.18pt" svg:height="28.09pt" svg:x="473.05pt" svg:y="102.67pt" draw:caption-point-x="0pt" draw:caption-point-y="0pt">
              <dc:date>2016-10-12T00:00:00</dc:date>
              <text:p text:style-name="P1"><text:span text:style-name="T1">precisa ser calculado</text:span></text:p>
            </office:annotation>
          </table:table-cell>
          <table:table-cell table:style-name="ce6" table:formula="of:=0.6108*EXP((17.27*[.A9])/([.A9]+237.3))" office:value-type="float" office:value="4.04053163433385" calcext:value-type="float">
            <text:p>4.041</text:p>
          </table:table-cell>
          <table:table-cell table:style-name="ce6" table:formula="of:=([.F9]*[.B9])/100" office:value-type="float" office:value="2.062287346164" calcext:value-type="float">
            <text:p>2.062</text:p>
          </table:table-cell>
          <table:table-cell table:style-name="ce6" table:formula="of:=(4098*[.F9])/([.A9]+237.2)^2" office:value-type="float" office:value="0.233402263331598" calcext:value-type="float">
            <text:p>0.233</text:p>
          </table:table-cell>
          <table:table-cell table:style-name="ce7" table:formula="of:=(0.408*[.H9]*([.E9]-[.D9])+([.D5]*900*[.C9]*([.F9]-[.G9]))/([.A9]+273))/([.H9]+[.D5]*(1+0.34*[.C9]))" office:value-type="float" office:value="5.19040618371762" calcext:value-type="float">
            <text:p>5.19</text:p>
          </table:table-cell>
          <table:table-cell office:value-type="string" calcext:value-type="string">
            <text:p>paraipaba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Metodo Hargreaves &amp; Samani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med (⁰C)</text:p>
          </table:table-cell>
          <table:table-cell office:value-type="string" calcext:value-type="string">
            <text:p>Tmax (⁰C)</text:p>
          </table:table-cell>
          <table:table-cell office:value-type="string" calcext:value-type="string">
            <text:p>Tmin (⁰C)</text:p>
          </table:table-cell>
          <table:table-cell office:value-type="string" calcext:value-type="string">
            <text:p>Qo (mm/d)</text:p>
          </table:table-cell>
          <table:table-cell office:value-type="string" calcext:value-type="string">
            <text:p>NDP (dias)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 (dia)</text:p>
          </table:table-cell>
          <table:table-cell table:number-columns-repeated="6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32" calcext:value-type="float">
            <text:p>32</text:p>
          </table:table-cell>
          <table:table-cell office:value-type="float" office:value="18.8" calcext:value-type="float">
            <text:p>18.8</text:p>
          </table:table-cell>
          <table:table-cell office:value-type="float" office:value="16.9" calcext:value-type="float">
            <text:p>16.9</text:p>
          </table:table-cell>
          <table:table-cell office:value-type="float" office:value="31" calcext:value-type="float">
            <text:p>31</text:p>
          </table:table-cell>
          <table:table-cell table:style-name="ce4" table:formula="of:=0.0023*[.D14]*([.B14]-[.C14])^0.5*([.A14]+17.8)*[.E14]" office:value-type="float" office:value="184.746258181036" calcext:value-type="float">
            <text:p>184.746258181</text:p>
          </table:table-cell>
          <table:table-cell table:style-name="ce4" table:formula="of:=[.F14]/[.E14]" office:value-type="float" office:value="5.95955671551729" calcext:value-type="float">
            <text:p>5.9595567155</text:p>
          </table:table-cell>
          <table:table-cell table:style-name="ce4" table:formula="of:=[.G14]/24" office:value-type="float" office:value="0.248314863146554" calcext:value-type="float">
            <text:p>0.2483148631</text:p>
          </table:table-cell>
          <table:table-cell office:value-type="string" calcext:value-type="string">
            <text:p>exemplo aula 8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2.5" calcext:value-type="float">
            <text:p>32.5</text:p>
          </table:table-cell>
          <table:table-cell office:value-type="float" office:value="16.6" calcext:value-type="float">
            <text:p>16.6</text:p>
          </table:table-cell>
          <table:table-cell office:value-type="float" office:value="15.3" calcext:value-type="float">
            <text:p>15.3</text:p>
          </table:table-cell>
          <table:table-cell office:value-type="float" office:value="31" calcext:value-type="float">
            <text:p>31</text:p>
          </table:table-cell>
          <table:table-cell table:style-name="ce4" table:formula="of:=0.0023*[.D15]*([.B15]-[.C15])^0.5*([.A15]+17.8)*[.E15]" office:value-type="float" office:value="188.785768574249" calcext:value-type="float">
            <text:p>188.7857685743</text:p>
          </table:table-cell>
          <table:table-cell table:style-name="ce4" table:formula="of:=[.F15]/[.E15]" office:value-type="float" office:value="6.08986350239514" calcext:value-type="float">
            <text:p>6.0898635024</text:p>
          </table:table-cell>
          <table:table-cell table:style-name="ce4" table:formula="of:=[.G15]/24" office:value-type="float" office:value="0.253744312599797" calcext:value-type="float">
            <text:p>0.2537443126</text:p>
          </table:table-cell>
          <table:table-cell table:number-columns-repeated="5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2.3" calcext:value-type="float">
            <text:p>32.3</text:p>
          </table:table-cell>
          <table:table-cell office:value-type="float" office:value="19.9" calcext:value-type="float">
            <text:p>19.9</text:p>
          </table:table-cell>
          <table:table-cell office:value-type="float" office:value="15.3" calcext:value-type="float">
            <text:p>15.3</text:p>
          </table:table-cell>
          <table:table-cell office:value-type="float" office:value="31" calcext:value-type="float">
            <text:p>31</text:p>
          </table:table-cell>
          <table:table-cell table:style-name="ce4" table:formula="of:=0.0023*[.D16]*([.B16]-[.C16])^0.5*([.A16]+17.8)*[.E16]" office:value-type="float" office:value="166.717631873148" calcext:value-type="float">
            <text:p>166.7176318731</text:p>
          </table:table-cell>
          <table:table-cell table:style-name="ce4" table:formula="of:=[.F16]/[.E16]" office:value-type="float" office:value="5.37798812494026" calcext:value-type="float">
            <text:p>5.3779881249</text:p>
          </table:table-cell>
          <table:table-cell table:style-name="ce4" table:formula="of:=[.G16]/24" office:value-type="float" office:value="0.224082838539177" calcext:value-type="float">
            <text:p>0.2240828385</text:p>
          </table:table-cell>
          <table:table-cell table:number-columns-repeated="5"/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37.4" calcext:value-type="float">
            <text:p>37.4</text:p>
          </table:table-cell>
          <table:table-cell office:value-type="float" office:value="25" calcext:value-type="float">
            <text:p>25</text:p>
          </table:table-cell>
          <table:table-cell office:value-type="float" office:value="15.1" calcext:value-type="float">
            <text:p>15.1</text:p>
          </table:table-cell>
          <table:table-cell office:value-type="float" office:value="31" calcext:value-type="float">
            <text:p>31</text:p>
          </table:table-cell>
          <table:table-cell table:style-name="ce4" table:formula="of:=0.0023*[.D17]*([.B17]-[.C17])^0.5*([.A17]+17.8)*[.E17]" office:value-type="float" office:value="177.997095762641" calcext:value-type="float">
            <text:p>177.9970957626</text:p>
          </table:table-cell>
          <table:table-cell table:style-name="ce4" table:formula="of:=[.F17]/[.E17]" office:value-type="float" office:value="5.74184179879487" calcext:value-type="float">
            <text:p>5.7418417988</text:p>
          </table:table-cell>
          <table:table-cell table:style-name="ce4" table:formula="of:=[.G17]/24" office:value-type="float" office:value="0.239243408283119" calcext:value-type="float">
            <text:p>0.2392434083</text:p>
          </table:table-cell>
          <table:table-cell office:value-type="string" calcext:value-type="string">
            <text:p>itapipoca</text:p>
          </table:table-cell>
          <table:table-cell table:style-name="ce8" office:value-type="date" office:date-value="2016-11-10" calcext:value-type="date">
            <text:p>11/10/1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Metodo Priestley-Taylor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stante</text:p>
          </table:table-cell>
          <table:table-cell table:number-columns-repeated="4"/>
          <table:table-cell office:value-type="string" calcext:value-type="string">
            <text:p>conta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 (MJ/m²d)</text:p>
          </table:table-cell>
          <table:table-cell office:value-type="string" calcext:value-type="string">
            <text:p>G (MJ/m²d)</text:p>
          </table:table-cell>
          <table:table-cell office:value-type="string" calcext:value-type="string">
            <text:p>alpha (constante)</text:p>
          </table:table-cell>
          <table:table-cell office:value-type="string" calcext:value-type="string">
            <text:p>Lambda (MJ/kg)</text:p>
          </table:table-cell>
          <table:table-cell office:value-type="string" calcext:value-type="string">
            <text:p>Tmed (⁰C)</text:p>
          </table:table-cell>
          <table:table-cell office:value-type="string" calcext:value-type="string">
            <office:annotation draw:style-name="gr1" draw:text-style-name="P2" svg:width="82.18pt" svg:height="28.09pt" svg:x="578.61pt" svg:y="213.48pt" draw:caption-point-x="-17.29pt" draw:caption-point-y="42.8pt">
              <dc:date>2016-10-12T00:00:00</dc:date>
              <text:p text:style-name="P1"><text:span text:style-name="T1">Fonte: aula8.pdf (pag 39)</text:span></text:p>
            </office:annotation>
            <text:p>W (para T &lt; 16⁰C)</text:p>
          </table:table-cell>
          <table:table-cell office:value-type="string" calcext:value-type="string">
            <office:annotation draw:style-name="gr1" draw:text-style-name="P2" svg:width="82.18pt" svg:height="28.09pt" svg:x="666.85pt" svg:y="213.48pt" draw:caption-point-x="-17.29pt" draw:caption-point-y="42.8pt">
              <dc:date>2016-10-12T00:00:00</dc:date>
              <text:p text:style-name="P1"><text:span text:style-name="T1">Fonte: aula8.pdf (pag 39)</text:span></text:p>
            </office:annotation>
            <text:p>W (para T &gt; 16⁰C)</text:p>
          </table:table-cell>
          <table:table-cell office:value-type="string" calcext:value-type="string">
            <text:p>ETP (mm/d)</text:p>
          </table:table-cell>
          <table:table-cell office:value-type="string" calcext:value-type="string">
            <office:annotation draw:style-name="gr1" draw:text-style-name="P2" svg:width="82.18pt" svg:height="28.09pt" svg:x="794.83pt" svg:y="213.48pt" draw:caption-point-x="-17.29pt" draw:caption-point-y="42.8pt">
              <dc:date>2016-10-12T00:00:00</dc:date>
              <text:p text:style-name="P1"><text:span text:style-name="T1">Fonte: almiro.pdf <text:s/>(pag. 40)</text:span></text:p>
            </office:annotation>
            <text:p>y (kPa ⁰C ⁻¹)</text:p>
          </table:table-cell>
          <table:table-cell office:value-type="string" calcext:value-type="string">
            <office:annotation draw:style-name="gr1" draw:text-style-name="P2" svg:width="82.18pt" svg:height="28.09pt" svg:x="899.8pt" svg:y="213.48pt" draw:caption-point-x="-17.29pt" draw:caption-point-y="42.8pt">
              <dc:date>2016-10-12T00:00:00</dc:date>
              <text:p text:style-name="P1"><text:span text:style-name="T1">Fonte: almiro.pdf <text:s/>(pag. 40)</text:span></text:p>
            </office:annotation>
            <text:p>outro W</text:p>
          </table:table-cell>
          <table:table-cell office:value-type="string" calcext:value-type="string">
            <text:p>ETP nov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2.45" calcext:value-type="float">
            <text:p>2.45</text:p>
          </table:table-cell>
          <table:table-cell office:value-type="float" office:value="25" calcext:value-type="float">
            <text:p>25</text:p>
          </table:table-cell>
          <table:table-cell table:style-name="ce4" table:formula="of:=0.407+0.0145*[.E22]" office:value-type="float" office:value="0.7695" calcext:value-type="float">
            <text:p>0.7695</text:p>
          </table:table-cell>
          <table:table-cell table:style-name="ce4" table:formula="of:=0.483+0.01*[.E22]" office:value-type="float" office:value="0.733" calcext:value-type="float">
            <text:p>0.733</text:p>
          </table:table-cell>
          <table:table-cell table:style-name="ce4" table:formula="of:=([.C22]*[.G22]*([.A22]-[.B22]))/[.D22]" office:value-type="float" office:value="5.48493428571429" calcext:value-type="float">
            <text:p>5.4849342857</text:p>
          </table:table-cell>
          <table:table-cell table:style-name="ce5" table:formula="of:=(1.013*10^-3*(101.3*((293-0.0065*[.B5])/293)^5.26))/(0.622*2.45)" office:value-type="float" office:value="0.0664862559329982" calcext:value-type="float">
            <text:p>0.0664862559</text:p>
          </table:table-cell>
          <table:table-cell table:style-name="ce9" table:formula="of:=[.H8]/([.H8]+[.I22])" office:value-type="float" office:value="0.745530625393928" calcext:value-type="float">
            <text:p>0.7455306254</text:p>
          </table:table-cell>
          <table:table-cell table:formula="of:=([.C22]*[.J22]*([.A22]-[.B22]))/[.D22]" office:value-type="float" office:value="5.57869916544771" calcext:value-type="float">
            <text:p>5.5786991654</text:p>
          </table:table-cell>
          <table:table-cell office:value-type="string" calcext:value-type="string">
            <text:p>exemplo aula8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2.45" calcext:value-type="float">
            <text:p>2.45</text:p>
          </table:table-cell>
          <table:table-cell office:value-type="float" office:value="25.6" calcext:value-type="float">
            <text:p>25.6</text:p>
          </table:table-cell>
          <table:table-cell table:style-name="ce4" table:formula="of:=0.407+0.0145*[.E23]" office:value-type="float" office:value="0.7782" calcext:value-type="float">
            <text:p>0.7782</text:p>
          </table:table-cell>
          <table:table-cell table:style-name="ce4" table:formula="of:=0.483+0.01*[.E23]" office:value-type="float" office:value="0.739" calcext:value-type="float">
            <text:p>0.739</text:p>
          </table:table-cell>
          <table:table-cell table:style-name="ce4" table:formula="of:=([.C23]*[.G23]*([.A23]-[.B23]))/[.D23]" office:value-type="float" office:value="4.44666857142857" calcext:value-type="float">
            <text:p>4.4466685714</text:p>
          </table:table-cell>
          <table:table-cell table:style-name="ce5" table:formula="of:=(1.013*10^-3*(101.3*((293-0.0065*[.B5])/293)^5.26))/(0.622*2.45)" office:value-type="float" office:value="0.0664862559329982" calcext:value-type="float">
            <text:p>0.0664862559</text:p>
          </table:table-cell>
          <table:table-cell table:style-name="ce9" table:formula="of:=[.H8]/([.H8]+[.I22])" office:value-type="float" office:value="0.745530625393928" calcext:value-type="float">
            <text:p>0.7455306254</text:p>
          </table:table-cell>
          <table:table-cell table:formula="of:=([.C23]*[.J23]*([.A23]-[.B23]))/[.D23]" office:value-type="float" office:value="4.48596427737032" calcext:value-type="float">
            <text:p>4.4859642774</text:p>
          </table:table-cell>
          <table:table-cell office:value-type="string" calcext:value-type="string">
            <text:p>exemplo embrapa</text:p>
          </table:table-cell>
          <table:table-cell/>
        </table:table-row>
        <table:table-row table:style-name="ro1">
          <table:table-cell office:value-type="float" office:value="12.3" calcext:value-type="float">
            <office:annotation draw:style-name="gr2" draw:text-style-name="P2" svg:width="82.18pt" svg:height="16.89pt" svg:x="101.08pt" svg:y="251.86pt" draw:caption-point-x="-17.29pt" draw:caption-point-y="42.8pt">
              <dc:date>2016-10-12T00:00:00</dc:date>
              <text:p text:style-name="P1"><text:span text:style-name="T1">Valor chutado</text:span></text:p>
            </office:annotation>
            <text:p>12.3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1.19" calcext:value-type="float">
            <office:annotation draw:style-name="gr3" draw:text-style-name="P2" svg:width="82.18pt" svg:height="39.29pt" svg:x="320.29pt" svg:y="251.86pt" draw:caption-point-x="-17.29pt" draw:caption-point-y="42.8pt">
              <dc:date>2016-10-12T00:00:00</dc:date>
              <text:p text:style-name="P1"><text:span text:style-name="T1">Nova constante proposta por almiro.pdf</text:span></text:p>
            </office:annotation>
            <text:p>1.19</text:p>
          </table:table-cell>
          <table:table-cell table:style-name="ce5" office:value-type="float" office:value="2.45" calcext:value-type="float">
            <text:p>2.45</text:p>
          </table:table-cell>
          <table:table-cell table:formula="of:=[.A17]" office:value-type="float" office:value="29.15" calcext:value-type="float">
            <text:p>29.15</text:p>
          </table:table-cell>
          <table:table-cell table:style-name="ce4" table:formula="of:=0.407+0.0145*[.E24]" office:value-type="float" office:value="0.829675" calcext:value-type="float">
            <text:p>0.829675</text:p>
          </table:table-cell>
          <table:table-cell table:style-name="ce4" table:formula="of:=0.483+0.01*[.E24]" office:value-type="float" office:value="0.7745" calcext:value-type="float">
            <text:p>0.7745</text:p>
          </table:table-cell>
          <table:table-cell table:style-name="ce4" table:formula="of:=([.C24]*[.G24]*([.A24]-[.B24]))/[.D24]" office:value-type="float" office:value="4.40137285714286" calcext:value-type="float">
            <text:p>4.4013728571</text:p>
          </table:table-cell>
          <table:table-cell table:style-name="ce5" table:formula="of:=(1.013*10^-3*(101.3*((293-0.0065*[.B5])/293)^5.26))/(0.622*2.45)" office:value-type="float" office:value="0.0664862559329982" calcext:value-type="float">
            <text:p>0.0664862559</text:p>
          </table:table-cell>
          <table:table-cell table:formula="of:=[.H9]/([.H9]+[.I24])" office:value-type="float" office:value="0.778296761423079" calcext:value-type="float">
            <text:p>0.7782967614</text:p>
          </table:table-cell>
          <table:table-cell table:formula="of:=([.C24]*[.J24]*([.A24]-[.B24]))/[.D24]" office:value-type="float" office:value="4.42294930991573" calcext:value-type="float">
            <text:p>4.4229493099</text:p>
          </table:table-cell>
          <table:table-cell office:value-type="string" calcext:value-type="string">
            <text:p>paraipab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Método Thornthwait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= 6.75 * 10⁻⁷ * I³ – 7.71*10⁻⁵ * I² + 1.79 * 10⁻² * I + 0.49239</text:p>
          </table:table-cell>
          <table:table-cell table:number-columns-repeated="2"/>
          <table:table-cell office:value-type="string" calcext:value-type="string">
            <text:p>EToTh é a evapotranspiração de referência (mm/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p = 16 * (10 * Tef / I ) ^ a</text:p>
          </table:table-cell>
          <table:table-cell/>
          <table:table-cell office:value-type="string" calcext:value-type="string">
            <text:p>(0 &lt; Tm &lt; 26.5)</text:p>
          </table:table-cell>
          <table:table-cell office:value-type="string" calcext:value-type="string">
            <text:p>ETp é a evapotranspiração padronizada para um mês de 30 di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p = -415.85 + 32.24 * Tm – 0.43 * Tm² </text:p>
          </table:table-cell>
          <table:table-cell/>
          <table:table-cell office:value-type="string" calcext:value-type="string">
            <text:p>(Tm &gt;= 26.5)</text:p>
          </table:table-cell>
          <table:table-cell office:value-type="string" calcext:value-type="string">
            <text:p>Tm é a temperatura média diária (⁰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f = 0,379 * (3 * Tmax – Tmin)</text:p>
          </table:table-cell>
          <table:table-cell table:number-columns-repeated="2"/>
          <table:table-cell office:value-type="string" calcext:value-type="string">
            <text:p>I e a são indices de calor obtidos a partir de dados normais da regi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 = 12 * (0,2 * Ta) ^ 1,514</text:p>
          </table:table-cell>
          <table:table-cell table:number-columns-repeated="2"/>
          <table:table-cell office:value-type="string" calcext:value-type="string">
            <text:p>N é o fotoperíodo (hora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 = (N/12) * (NDP/3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oTh = ETp * CO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f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EtoTho mês</text:p>
          </table:table-cell>
          <table:table-cell office:value-type="string" calcext:value-type="string">
            <text:p>EtoTho di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.6" calcext:value-type="float">
            <text:p>10.6</text:p>
          </table:table-cell>
          <table:table-cell office:value-type="float" office:value="31" calcext:value-type="float">
            <text:p>31</text:p>
          </table:table-cell>
          <table:table-cell office:value-type="float" office:value="21.1" calcext:value-type="float">
            <text:p>21.1</text:p>
          </table:table-cell>
          <table:table-cell table:style-name="ce4" table:formula="of:=12*(0.2 * [.E37])^1.514" office:value-type="float" office:value="106.14616226955" calcext:value-type="float">
            <text:p>106.1461622696</text:p>
          </table:table-cell>
          <table:table-cell table:style-name="ce4" table:formula="of:=6.75*10^-7*[.F37]^3-7.71*10^-5*[.F37]^2+1.79*10^-2*[.F37]+0.49239" office:value-type="float" office:value="2.33098600924416" calcext:value-type="float">
            <text:p>2.3309860092</text:p>
          </table:table-cell>
          <table:table-cell table:style-name="ce4" table:formula="of:=0.379*(3*[.A37]-[.B37])" office:value-type="float" office:value="24.635" calcext:value-type="float">
            <text:p>24.635</text:p>
          </table:table-cell>
          <table:table-cell table:style-name="ce4" table:formula="of:=16*(10*([.H37]/[.F37]))^[.G37]" office:value-type="float" office:value="113.878302255097" calcext:value-type="float">
            <text:p>113.8783022551</text:p>
          </table:table-cell>
          <table:table-cell table:style-name="ce4" table:formula="of:=([.C37]/12)*([.D37]/30)" office:value-type="float" office:value="0.912777777777778" calcext:value-type="float">
            <text:p>0.9127777778</text:p>
          </table:table-cell>
          <table:table-cell table:style-name="ce4" table:formula="of:=[.I37]*[.J37]" office:value-type="float" office:value="103.945583669513" calcext:value-type="float">
            <text:p>103.9455836695</text:p>
          </table:table-cell>
          <table:table-cell table:style-name="ce4" table:formula="of:=[.K37]/30" office:value-type="float" office:value="3.46485278898377" calcext:value-type="float">
            <text:p>3.464852789</text:p>
          </table:table-cell>
          <table:table-cell office:value-type="string" calcext:value-type="string">
            <text:p>exemplo aula 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.8" calcext:value-type="float">
            <text:p>18.8</text:p>
          </table:table-cell>
          <table:table-cell office:value-type="float" office:value="10.6" calcext:value-type="float">
            <text:p>10.6</text:p>
          </table:table-cell>
          <table:table-cell office:value-type="float" office:value="31" calcext:value-type="float">
            <text:p>31</text:p>
          </table:table-cell>
          <table:table-cell office:value-type="float" office:value="24.4" calcext:value-type="float">
            <text:p>24.4</text:p>
          </table:table-cell>
          <table:table-cell table:style-name="ce4" table:formula="of:=12*(0.2 * [.E38])^1.514" office:value-type="float" office:value="132.266193936007" calcext:value-type="float">
            <text:p>132.266193936</text:p>
          </table:table-cell>
          <table:table-cell table:style-name="ce4" table:formula="of:=6.75*10^-7*[.F38]^3-7.71*10^-5*[.F38]^2+1.79*10^-2*[.F38]+0.49239" office:value-type="float" office:value="3.07303042411805" calcext:value-type="float">
            <text:p>3.0730304241</text:p>
          </table:table-cell>
          <table:table-cell table:style-name="ce4" table:formula="of:=0.379*(3*[.A38]-[.B38])" office:value-type="float" office:value="29.2588" calcext:value-type="float">
            <text:p>29.2588</text:p>
          </table:table-cell>
          <table:table-cell table:style-name="ce4" table:formula="of:=16*(10*([.H38]/[.F38]))^[.G38]" office:value-type="float" office:value="183.537323045068" calcext:value-type="float">
            <text:p>183.5373230451</text:p>
          </table:table-cell>
          <table:table-cell table:style-name="ce4" table:formula="of:=([.C38]/12)*([.D38]/30)" office:value-type="float" office:value="0.912777777777778" calcext:value-type="float">
            <text:p>0.9127777778</text:p>
          </table:table-cell>
          <table:table-cell table:style-name="ce4" table:formula="of:=[.I38]*[.J38]" office:value-type="float" office:value="167.528789868359" calcext:value-type="float">
            <text:p>167.5287898684</text:p>
          </table:table-cell>
          <table:table-cell table:style-name="ce4" table:formula="of:=[.K38]/30" office:value-type="float" office:value="5.58429299561198" calcext:value-type="float">
            <text:p>5.58429299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21:51:18.441908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0:24:39.074651657</meta:creation-date>
    <dc:date>2016-10-12T22:05:12.115632863</dc:date>
    <meta:editing-duration>PT1H34M30S</meta:editing-duration>
    <meta:editing-cycles>15</meta:editing-cycles>
    <meta:generator>LibreOffice/5.1.6.1.0$Linux_X86_64 LibreOffice_project/10$Build-1</meta:generator>
    <meta:document-statistic meta:table-count="1" meta:cell-count="194" meta:object-count="0"/>
  </office:meta>
</office:document-meta>
</file>